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6ea19b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="none" draw:fill-color="#ffffcc" fo:min-height="0.789cm"/>
    </style:style>
    <style:style style:name="P1" style:family="paragraph">
      <style:paragraph-properties fo:text-align="center"/>
      <style:text-properties fo:language="en" fo:country="US" style:font-size-asian="24pt" style:font-size-complex="24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Ara" fo:language="en" fo:country="US" style:font-size-asian="24pt" style:font-size-complex="24pt"/>
    </style:style>
    <style:style style:name="P4" style:family="paragraph">
      <style:paragraph-properties fo:margin-left="0cm" fo:margin-right="0cm" fo:text-align="center" fo:text-indent="0cm"/>
      <style:text-properties fo:font-family="Arial" style:font-family-generic="swiss" style:font-pitch="variable" fo:font-size="20pt" fo:language="en" fo:country="US" style:font-size-asian="24pt" style:font-size-complex="24pt"/>
    </style:style>
    <style:style style:name="T1" style:family="text">
      <style:text-properties fo:font-family="Ara" fo:language="en" fo:country="US" style:font-size-asian="24pt" style:font-size-complex="24pt"/>
    </style:style>
    <style:style style:name="T2" style:family="text">
      <style:text-properties fo:font-family="Arial" style:font-family-generic="swiss" style:font-pitch="variable" fo:font-size="20pt" fo:language="en" fo:country="US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custom-shape draw:style-name="gr1" draw:text-style-name="P1" draw:layer="layout" svg:width="11.58cm" svg:height="12.147cm" svg:x="0.326cm" svg:y="3.7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935cm" svg:height="2.888cm" svg:x="0.661cm" svg:y="12.789cm">
          <text:p text:style-name="P2"><text:span text:style-name="T1">Data manager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598cm" svg:height="1.614cm" svg:x="15.302cm" svg:y="13.297cm">
          <draw:text-box>
            <text:p text:style-name="P2"><text:span text:style-name="T2">Executes read/writes</text:span><text:span text:style-name="T2"><text:line-break/></text:span><text:span text:style-name="T2">(durability)</text:span></text:p>
          </draw:text-box>
        </draw:frame>
        <draw:custom-shape draw:style-name="gr2" draw:text-style-name="P3" draw:layer="layout" svg:width="10.935cm" svg:height="2.888cm" svg:x="0.662cm" svg:y="8.489cm">
          <text:p text:style-name="P2"><text:span text:style-name="T1">Scheduler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598cm" svg:height="2.44cm" svg:x="15.302cm" svg:y="9.098cm">
          <draw:text-box>
            <text:p text:style-name="P2"><text:span text:style-name="T2">Lock management, ordering of actions</text:span><text:span text:style-name="T2"><text:line-break/></text:span><text:span text:style-name="T2">(isolation)</text:span></text:p>
          </draw:text-box>
        </draw:frame>
        <draw:custom-shape draw:style-name="gr2" draw:text-style-name="P3" draw:layer="layout" svg:width="10.935cm" svg:height="2.888cm" svg:x="0.663cm" svg:y="4.089cm">
          <text:p text:style-name="P2"><text:span text:style-name="T1">Transaction 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935cm" svg:height="2.888cm" svg:x="0.664cm" svg:y="0.089cm">
          <text:p text:style-name="P2"><text:span text:style-name="T1">Application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598cm" svg:height="1.614cm" svg:x="15.302cm" svg:y="4.398cm">
          <draw:text-box>
            <text:p text:style-name="P2"><text:span text:style-name="T2">Begin/commit/abort</text:span><text:span text:style-name="T2"><text:line-break/></text:span><text:span text:style-name="T2">(atomicity)</text:span></text:p>
          </draw:text-box>
        </draw:frame>
        <draw:frame draw:style-name="gr3" draw:text-style-name="P4" draw:layer="layout" svg:width="8.598cm" svg:height="1.614cm" svg:x="15.302cm" svg:y="0.598cm">
          <draw:text-box>
            <text:p text:style-name="P2"><text:span text:style-name="T2">Application-specific code</text:span><text:span text:style-name="T2"><text:line-break/></text:span><text:span text:style-name="T2">(consistency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1-27T11:08:04</meta:creation-date>
    <meta:editing-duration>PT1M24S</meta:editing-duration>
    <meta:editing-cycles>2</meta:editing-cycles>
    <meta:generator>OpenOffice.org/3.3$Unix OpenOffice.org_project/330m20$Build-9567</meta:generator>
    <meta:initial-creator>Alberto Montresor</meta:initial-creator>
    <dc:date>2011-11-27T11:09:21</dc:date>
    <dc:creator>Alberto Montresor</dc:creator>
    <meta:document-statistic meta:object-count="9"/>
  </office:meta>
</office:document-meta>
</file>